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4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5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327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6pt"/>
    </style:style>
    <style:style style:name="P3" style:family="paragraph">
      <style:text-properties fo:font-size="26pt"/>
    </style:style>
    <style:style style:name="P4" style:family="paragraph">
      <loext:graphic-properties draw:fill="none" draw:fill-color="#ffffff"/>
      <style:text-properties fo:font-size="26pt"/>
    </style:style>
    <style:style style:name="P5" style:family="paragraph">
      <loext:graphic-properties draw:fill="none" draw:fill-color="#ffffff"/>
      <style:text-properties fo:font-size="26pt" fo:font-style="italic" style:font-style-asian="italic" style:font-style-complex="italic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="none" draw:fill-color="#ffffff"/>
      <style:text-properties fo:font-size="26pt" fo:font-style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cm" svg:y1="13.1cm" svg:x2="14.7cm" svg:y2="13.1cm">
          <text:p/>
        </draw:line>
        <draw:line draw:style-name="gr1" draw:text-style-name="P2" draw:layer="layout" svg:x1="4.5cm" svg:y1="15.2cm" svg:x2="4.5cm" svg:y2="4.2cm">
          <text:p/>
        </draw:line>
        <draw:frame draw:style-name="gr2" draw:text-style-name="P4" draw:layer="layout" svg:width="1.014cm" svg:height="1.276cm" svg:x="3.6cm" svg:y="13cm">
          <draw:text-box>
            <text:p text:style-name="P3">0</text:p>
          </draw:text-box>
        </draw:frame>
        <draw:frame draw:style-name="gr3" draw:text-style-name="P5" draw:layer="layout" svg:width="0.963cm" svg:height="1.276cm" svg:x="3.58cm" svg:y="3.5cm">
          <draw:text-box>
            <text:p text:style-name="P3"><text:span text:style-name="T1">y</text:span></text:p>
          </draw:text-box>
        </draw:frame>
        <draw:frame draw:style-name="gr4" draw:text-style-name="P5" draw:layer="layout" svg:width="0.9cm" svg:height="1.5cm" svg:x="14.6cm" svg:y="13cm">
          <draw:text-box>
            <text:p text:style-name="P3"><text:span text:style-name="T1">x</text:span></text:p>
          </draw:text-box>
        </draw:frame>
        <draw:frame draw:style-name="gr5" draw:text-style-name="P5" draw:layer="layout" svg:width="1.5cm" svg:height="1.673cm" svg:x="6.9cm" svg:y="13.027cm">
          <draw:text-box>
            <text:p text:style-name="P3"><text:span text:style-name="T1">x*</text:span></text:p>
          </draw:text-box>
        </draw:frame>
        <draw:frame draw:style-name="gr6" draw:text-style-name="P7" draw:layer="layout" svg:width="2.013cm" svg:height="1.276cm" svg:x="9.8cm" svg:y="13.524cm">
          <draw:text-box>
            <text:p text:style-name="P6"><text:span text:style-name="T2">k</text:span><text:span text:style-name="T3">+1</text:span></text:p>
          </draw:text-box>
        </draw:frame>
        <draw:frame draw:style-name="gr3" draw:text-style-name="P8" draw:layer="layout" svg:width="0.963cm" svg:height="1.276cm" svg:x="12.3cm" svg:y="13.524cm">
          <draw:text-box>
            <text:p text:style-name="P6"><text:span text:style-name="T2">k</text:span></text:p>
          </draw:text-box>
        </draw:frame>
        <draw:frame draw:style-name="gr7" draw:text-style-name="P5" draw:layer="layout" svg:width="0.8cm" svg:height="1.276cm" svg:x="11.8cm" svg:y="13.057cm">
          <draw:text-box>
            <text:p text:style-name="P3"><text:span text:style-name="T1">x</text:span></text:p>
          </draw:text-box>
        </draw:frame>
        <draw:frame draw:style-name="gr8" draw:text-style-name="P9" draw:layer="layout" svg:width="1.827cm" svg:height="1.276cm" svg:x="12.173cm" svg:y="5.324cm">
          <draw:text-box>
            <text:p text:style-name="P3"><text:span text:style-name="T4">f</text:span><text:span text:style-name="T5">(</text:span><text:span text:style-name="T4">x</text:span><text:span text:style-name="T5">)</text:span></text:p>
          </draw:text-box>
        </draw:frame>
        <draw:path draw:style-name="gr9" draw:text-style-name="P2" draw:layer="layout" svg:width="12.295cm" svg:height="2.1cm" draw:transform="rotate (0.795870138909414) translate (4.7cm 14.1cm)" svg:viewBox="0 0 12296 2101" svg:d="M0 0c0 0 1660 949 2674 1301 1013 352 2317 647 3386 742 1069 96 1919 82 2971-110s3265-1097 3265-1097">
          <text:p/>
        </draw:path>
        <draw:line draw:style-name="gr9" draw:text-style-name="P2" draw:layer="layout" svg:x1="9.1cm" svg:y1="14cm" svg:x2="14.3cm" svg:y2="6.1cm">
          <text:p/>
        </draw:line>
        <draw:line draw:style-name="gr10" draw:text-style-name="P2" draw:layer="layout" svg:x1="12.4cm" svg:y1="9cm" svg:x2="12.4cm" svg:y2="13.1cm">
          <text:p/>
        </draw:line>
        <draw:frame draw:style-name="gr3" draw:text-style-name="P5" draw:layer="layout" svg:width="0.963cm" svg:height="1.276cm" svg:x="9.38cm" svg:y="13.038cm">
          <draw:text-box>
            <text:p text:style-name="P3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2:51:25.649917232</meta:creation-date>
    <dc:date>2019-06-04T15:36:56.637617603</dc:date>
    <meta:editing-duration>PT9M26S</meta:editing-duration>
    <meta:editing-cycles>2</meta:editing-cycles>
    <meta:generator>LibreOffice/6.0.7.3$Linux_X86_64 LibreOffice_project/dc89aa7a9eabfd848af146d5086077aeed2ae4a5</meta:generator>
    <meta:document-statistic meta:object-count="14"/>
  </office:meta>
</office:document-meta>
</file>